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7" calcext:value-type="float">
            <text:p>6447</text:p>
          </table:table-cell>
          <table:table-cell table:formula="of:=[.B1]/1000000" office:value-type="float" office:value="0.006447" calcext:value-type="float">
            <text:p>0,0064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52" calcext:value-type="float">
            <text:p>22052</text:p>
          </table:table-cell>
          <table:table-cell table:formula="of:=[.B2]/1000000" office:value-type="float" office:value="0.022052" calcext:value-type="float">
            <text:p>0,0220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164" calcext:value-type="float">
            <text:p>28164</text:p>
          </table:table-cell>
          <table:table-cell table:formula="of:=[.B3]/1000000" office:value-type="float" office:value="0.028164" calcext:value-type="float">
            <text:p>0,0281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42" calcext:value-type="float">
            <text:p>31342</text:p>
          </table:table-cell>
          <table:table-cell table:formula="of:=[.B4]/1000000" office:value-type="float" office:value="0.031342" calcext:value-type="float">
            <text:p>0,031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853" calcext:value-type="float">
            <text:p>29853</text:p>
          </table:table-cell>
          <table:table-cell table:formula="of:=[.B5]/1000000" office:value-type="float" office:value="0.029853" calcext:value-type="float">
            <text:p>0,0298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77" calcext:value-type="float">
            <text:p>45677</text:p>
          </table:table-cell>
          <table:table-cell table:formula="of:=[.B6]/1000000" office:value-type="float" office:value="0.045677" calcext:value-type="float">
            <text:p>0,04567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04" calcext:value-type="float">
            <text:p>33504</text:p>
          </table:table-cell>
          <table:table-cell table:formula="of:=[.B7]/1000000" office:value-type="float" office:value="0.033504" calcext:value-type="float">
            <text:p>0,033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37" calcext:value-type="float">
            <text:p>42037</text:p>
          </table:table-cell>
          <table:table-cell table:formula="of:=[.B8]/1000000" office:value-type="float" office:value="0.042037" calcext:value-type="float">
            <text:p>0,0420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853" calcext:value-type="float">
            <text:p>42853</text:p>
          </table:table-cell>
          <table:table-cell table:formula="of:=[.B9]/1000000" office:value-type="float" office:value="0.042853" calcext:value-type="float">
            <text:p>0,0428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634" calcext:value-type="float">
            <text:p>64634</text:p>
          </table:table-cell>
          <table:table-cell table:formula="of:=[.B10]/1000000" office:value-type="float" office:value="0.064634" calcext:value-type="float">
            <text:p>0,0646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374" calcext:value-type="float">
            <text:p>69374</text:p>
          </table:table-cell>
          <table:table-cell table:formula="of:=[.B11]/1000000" office:value-type="float" office:value="0.069374" calcext:value-type="float">
            <text:p>0,0693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579" calcext:value-type="float">
            <text:p>77579</text:p>
          </table:table-cell>
          <table:table-cell table:formula="of:=[.B12]/1000000" office:value-type="float" office:value="0.077579" calcext:value-type="float">
            <text:p>0,0775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542" calcext:value-type="float">
            <text:p>79542</text:p>
          </table:table-cell>
          <table:table-cell table:formula="of:=[.B13]/1000000" office:value-type="float" office:value="0.079542" calcext:value-type="float">
            <text:p>0,0795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511" calcext:value-type="float">
            <text:p>95511</text:p>
          </table:table-cell>
          <table:table-cell table:formula="of:=[.B14]/1000000" office:value-type="float" office:value="0.095511" calcext:value-type="float">
            <text:p>0,0955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248" calcext:value-type="float">
            <text:p>99248</text:p>
          </table:table-cell>
          <table:table-cell table:formula="of:=[.B15]/1000000" office:value-type="float" office:value="0.099248" calcext:value-type="float">
            <text:p>0,0992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197" calcext:value-type="float">
            <text:p>116197</text:p>
          </table:table-cell>
          <table:table-cell table:formula="of:=[.B16]/1000000" office:value-type="float" office:value="0.116197" calcext:value-type="float">
            <text:p>0,11619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345" calcext:value-type="float">
            <text:p>117345</text:p>
          </table:table-cell>
          <table:table-cell table:formula="of:=[.B17]/1000000" office:value-type="float" office:value="0.117345" calcext:value-type="float">
            <text:p>0,1173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169" calcext:value-type="float">
            <text:p>135169</text:p>
          </table:table-cell>
          <table:table-cell table:formula="of:=[.B18]/1000000" office:value-type="float" office:value="0.135169" calcext:value-type="float">
            <text:p>0,1351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302" calcext:value-type="float">
            <text:p>141302</text:p>
          </table:table-cell>
          <table:table-cell table:formula="of:=[.B19]/1000000" office:value-type="float" office:value="0.141302" calcext:value-type="float">
            <text:p>0,1413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567" calcext:value-type="float">
            <text:p>162567</text:p>
          </table:table-cell>
          <table:table-cell table:formula="of:=[.B20]/1000000" office:value-type="float" office:value="0.162567" calcext:value-type="float">
            <text:p>0,1625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3811" calcext:value-type="float">
            <text:p>163811</text:p>
          </table:table-cell>
          <table:table-cell table:formula="of:=[.B21]/1000000" office:value-type="float" office:value="0.163811" calcext:value-type="float">
            <text:p>0,1638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5292" calcext:value-type="float">
            <text:p>185292</text:p>
          </table:table-cell>
          <table:table-cell table:formula="of:=[.B22]/1000000" office:value-type="float" office:value="0.185292" calcext:value-type="float">
            <text:p>0,18529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1755" calcext:value-type="float">
            <text:p>191755</text:p>
          </table:table-cell>
          <table:table-cell table:formula="of:=[.B23]/1000000" office:value-type="float" office:value="0.191755" calcext:value-type="float">
            <text:p>0,1917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430" calcext:value-type="float">
            <text:p>225430</text:p>
          </table:table-cell>
          <table:table-cell table:formula="of:=[.B24]/1000000" office:value-type="float" office:value="0.22543" calcext:value-type="float">
            <text:p>0,225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9546" calcext:value-type="float">
            <text:p>229546</text:p>
          </table:table-cell>
          <table:table-cell table:formula="of:=[.B25]/1000000" office:value-type="float" office:value="0.229546" calcext:value-type="float">
            <text:p>0,2295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6112" calcext:value-type="float">
            <text:p>256112</text:p>
          </table:table-cell>
          <table:table-cell table:formula="of:=[.B26]/1000000" office:value-type="float" office:value="0.256112" calcext:value-type="float">
            <text:p>0,2561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6448" calcext:value-type="float">
            <text:p>266448</text:p>
          </table:table-cell>
          <table:table-cell table:formula="of:=[.B27]/1000000" office:value-type="float" office:value="0.266448" calcext:value-type="float">
            <text:p>0,2664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7980" calcext:value-type="float">
            <text:p>297980</text:p>
          </table:table-cell>
          <table:table-cell table:formula="of:=[.B28]/1000000" office:value-type="float" office:value="0.29798" calcext:value-type="float">
            <text:p>0,2979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8879" calcext:value-type="float">
            <text:p>308879</text:p>
          </table:table-cell>
          <table:table-cell table:formula="of:=[.B29]/1000000" office:value-type="float" office:value="0.308879" calcext:value-type="float">
            <text:p>0,3088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7777" calcext:value-type="float">
            <text:p>347777</text:p>
          </table:table-cell>
          <table:table-cell table:formula="of:=[.B30]/1000000" office:value-type="float" office:value="0.347777" calcext:value-type="float">
            <text:p>0,3477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111" calcext:value-type="float">
            <text:p>358111</text:p>
          </table:table-cell>
          <table:table-cell table:formula="of:=[.B31]/1000000" office:value-type="float" office:value="0.358111" calcext:value-type="float">
            <text:p>0,3581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5387" calcext:value-type="float">
            <text:p>405387</text:p>
          </table:table-cell>
          <table:table-cell table:formula="of:=[.B32]/1000000" office:value-type="float" office:value="0.405387" calcext:value-type="float">
            <text:p>0,4053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756" calcext:value-type="float">
            <text:p>401756</text:p>
          </table:table-cell>
          <table:table-cell table:formula="of:=[.B33]/1000000" office:value-type="float" office:value="0.401756" calcext:value-type="float">
            <text:p>0,4017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3015" calcext:value-type="float">
            <text:p>493015</text:p>
          </table:table-cell>
          <table:table-cell table:formula="of:=[.B34]/1000000" office:value-type="float" office:value="0.493015" calcext:value-type="float">
            <text:p>0,49301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5039" calcext:value-type="float">
            <text:p>465039</text:p>
          </table:table-cell>
          <table:table-cell table:formula="of:=[.B35]/1000000" office:value-type="float" office:value="0.465039" calcext:value-type="float">
            <text:p>0,4650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3480" calcext:value-type="float">
            <text:p>443480</text:p>
          </table:table-cell>
          <table:table-cell table:formula="of:=[.B36]/1000000" office:value-type="float" office:value="0.44348" calcext:value-type="float">
            <text:p>0,4434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2277" calcext:value-type="float">
            <text:p>472277</text:p>
          </table:table-cell>
          <table:table-cell table:formula="of:=[.B37]/1000000" office:value-type="float" office:value="0.472277" calcext:value-type="float">
            <text:p>0,4722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1847" calcext:value-type="float">
            <text:p>531847</text:p>
          </table:table-cell>
          <table:table-cell table:formula="of:=[.B38]/1000000" office:value-type="float" office:value="0.531847" calcext:value-type="float">
            <text:p>0,53184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4675" calcext:value-type="float">
            <text:p>514675</text:p>
          </table:table-cell>
          <table:table-cell table:formula="of:=[.B39]/1000000" office:value-type="float" office:value="0.514675" calcext:value-type="float">
            <text:p>0,5146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2446" calcext:value-type="float">
            <text:p>542446</text:p>
          </table:table-cell>
          <table:table-cell table:formula="of:=[.B40]/1000000" office:value-type="float" office:value="0.542446" calcext:value-type="float">
            <text:p>0,5424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6412" calcext:value-type="float">
            <text:p>546412</text:p>
          </table:table-cell>
          <table:table-cell table:formula="of:=[.B41]/1000000" office:value-type="float" office:value="0.546412" calcext:value-type="float">
            <text:p>0,5464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0763" calcext:value-type="float">
            <text:p>580763</text:p>
          </table:table-cell>
          <table:table-cell table:formula="of:=[.B42]/1000000" office:value-type="float" office:value="0.580763" calcext:value-type="float">
            <text:p>0,58076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3299" calcext:value-type="float">
            <text:p>583299</text:p>
          </table:table-cell>
          <table:table-cell table:formula="of:=[.B43]/1000000" office:value-type="float" office:value="0.583299" calcext:value-type="float">
            <text:p>0,58329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576" calcext:value-type="float">
            <text:p>584576</text:p>
          </table:table-cell>
          <table:table-cell table:formula="of:=[.B44]/1000000" office:value-type="float" office:value="0.584576" calcext:value-type="float">
            <text:p>0,58457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6132" calcext:value-type="float">
            <text:p>606132</text:p>
          </table:table-cell>
          <table:table-cell table:formula="of:=[.B45]/1000000" office:value-type="float" office:value="0.606132" calcext:value-type="float">
            <text:p>0,60613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8663" calcext:value-type="float">
            <text:p>648663</text:p>
          </table:table-cell>
          <table:table-cell table:formula="of:=[.B46]/1000000" office:value-type="float" office:value="0.648663" calcext:value-type="float">
            <text:p>0,6486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6009" calcext:value-type="float">
            <text:p>606009</text:p>
          </table:table-cell>
          <table:table-cell table:formula="of:=[.B47]/1000000" office:value-type="float" office:value="0.606009" calcext:value-type="float">
            <text:p>0,6060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7045" calcext:value-type="float">
            <text:p>687045</text:p>
          </table:table-cell>
          <table:table-cell table:formula="of:=[.B48]/1000000" office:value-type="float" office:value="0.687045" calcext:value-type="float">
            <text:p>0,687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2727" calcext:value-type="float">
            <text:p>692727</text:p>
          </table:table-cell>
          <table:table-cell table:formula="of:=[.B49]/1000000" office:value-type="float" office:value="0.692727" calcext:value-type="float">
            <text:p>0,6927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7511" calcext:value-type="float">
            <text:p>697511</text:p>
          </table:table-cell>
          <table:table-cell table:formula="of:=[.B50]/1000000" office:value-type="float" office:value="0.697511" calcext:value-type="float">
            <text:p>0,6975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8217" calcext:value-type="float">
            <text:p>738217</text:p>
          </table:table-cell>
          <table:table-cell table:formula="of:=[.B51]/1000000" office:value-type="float" office:value="0.738217" calcext:value-type="float">
            <text:p>0,73821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0468" calcext:value-type="float">
            <text:p>810468</text:p>
          </table:table-cell>
          <table:table-cell table:formula="of:=[.B52]/1000000" office:value-type="float" office:value="0.810468" calcext:value-type="float">
            <text:p>0,8104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3939" calcext:value-type="float">
            <text:p>763939</text:p>
          </table:table-cell>
          <table:table-cell table:formula="of:=[.B53]/1000000" office:value-type="float" office:value="0.763939" calcext:value-type="float">
            <text:p>0,76393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1486" calcext:value-type="float">
            <text:p>881486</text:p>
          </table:table-cell>
          <table:table-cell table:formula="of:=[.B54]/1000000" office:value-type="float" office:value="0.881486" calcext:value-type="float">
            <text:p>0,88148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8786" calcext:value-type="float">
            <text:p>818786</text:p>
          </table:table-cell>
          <table:table-cell table:formula="of:=[.B55]/1000000" office:value-type="float" office:value="0.818786" calcext:value-type="float">
            <text:p>0,81878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59307" calcext:value-type="float">
            <text:p>859307</text:p>
          </table:table-cell>
          <table:table-cell table:formula="of:=[.B56]/1000000" office:value-type="float" office:value="0.859307" calcext:value-type="float">
            <text:p>0,85930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71457" calcext:value-type="float">
            <text:p>871457</text:p>
          </table:table-cell>
          <table:table-cell table:formula="of:=[.B57]/1000000" office:value-type="float" office:value="0.871457" calcext:value-type="float">
            <text:p>0,8714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8944" calcext:value-type="float">
            <text:p>998944</text:p>
          </table:table-cell>
          <table:table-cell table:formula="of:=[.B58]/1000000" office:value-type="float" office:value="0.998944" calcext:value-type="float">
            <text:p>0,99894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30582" calcext:value-type="float">
            <text:p>930582</text:p>
          </table:table-cell>
          <table:table-cell table:formula="of:=[.B59]/1000000" office:value-type="float" office:value="0.930582" calcext:value-type="float">
            <text:p>0,93058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6640" calcext:value-type="float">
            <text:p>1026640</text:p>
          </table:table-cell>
          <table:table-cell table:formula="of:=[.B60]/1000000" office:value-type="float" office:value="1.02664" calcext:value-type="float">
            <text:p>1,0266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0641" calcext:value-type="float">
            <text:p>990641</text:p>
          </table:table-cell>
          <table:table-cell table:formula="of:=[.B61]/1000000" office:value-type="float" office:value="0.990641" calcext:value-type="float">
            <text:p>0,99064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28222" calcext:value-type="float">
            <text:p>1128222</text:p>
          </table:table-cell>
          <table:table-cell table:formula="of:=[.B62]/1000000" office:value-type="float" office:value="1.128222" calcext:value-type="float">
            <text:p>1,12822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56671" calcext:value-type="float">
            <text:p>1056671</text:p>
          </table:table-cell>
          <table:table-cell table:formula="of:=[.B63]/1000000" office:value-type="float" office:value="1.056671" calcext:value-type="float">
            <text:p>1,0566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09950" calcext:value-type="float">
            <text:p>1109950</text:p>
          </table:table-cell>
          <table:table-cell table:formula="of:=[.B64]/1000000" office:value-type="float" office:value="1.10995" calcext:value-type="float">
            <text:p>1,1099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376" calcext:value-type="float">
            <text:p>1125376</text:p>
          </table:table-cell>
          <table:table-cell table:formula="of:=[.B65]/1000000" office:value-type="float" office:value="1.125376" calcext:value-type="float">
            <text:p>1,12537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76783" calcext:value-type="float">
            <text:p>1276783</text:p>
          </table:table-cell>
          <table:table-cell table:formula="of:=[.B66]/1000000" office:value-type="float" office:value="1.276783" calcext:value-type="float">
            <text:p>1,27678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7824" calcext:value-type="float">
            <text:p>1197824</text:p>
          </table:table-cell>
          <table:table-cell table:formula="of:=[.B67]/1000000" office:value-type="float" office:value="1.197824" calcext:value-type="float">
            <text:p>1,1978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50753" calcext:value-type="float">
            <text:p>1350753</text:p>
          </table:table-cell>
          <table:table-cell table:formula="of:=[.B68]/1000000" office:value-type="float" office:value="1.350753" calcext:value-type="float">
            <text:p>1,35075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6265" calcext:value-type="float">
            <text:p>1266265</text:p>
          </table:table-cell>
          <table:table-cell table:formula="of:=[.B69]/1000000" office:value-type="float" office:value="1.266265" calcext:value-type="float">
            <text:p>1,2662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2040" calcext:value-type="float">
            <text:p>1372040</text:p>
          </table:table-cell>
          <table:table-cell table:formula="of:=[.B70]/1000000" office:value-type="float" office:value="1.37204" calcext:value-type="float">
            <text:p>1,3720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60052" calcext:value-type="float">
            <text:p>1360052</text:p>
          </table:table-cell>
          <table:table-cell table:formula="of:=[.B71]/1000000" office:value-type="float" office:value="1.360052" calcext:value-type="float">
            <text:p>1,36005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91544" calcext:value-type="float">
            <text:p>1491544</text:p>
          </table:table-cell>
          <table:table-cell table:formula="of:=[.B72]/1000000" office:value-type="float" office:value="1.491544" calcext:value-type="float">
            <text:p>1,49154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22625" calcext:value-type="float">
            <text:p>1422625</text:p>
          </table:table-cell>
          <table:table-cell table:formula="of:=[.B73]/1000000" office:value-type="float" office:value="1.422625" calcext:value-type="float">
            <text:p>1,4226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42289" calcext:value-type="float">
            <text:p>1542289</text:p>
          </table:table-cell>
          <table:table-cell table:formula="of:=[.B74]/1000000" office:value-type="float" office:value="1.542289" calcext:value-type="float">
            <text:p>1,5422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90572" calcext:value-type="float">
            <text:p>1490572</text:p>
          </table:table-cell>
          <table:table-cell table:formula="of:=[.B75]/1000000" office:value-type="float" office:value="1.490572" calcext:value-type="float">
            <text:p>1,49057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21991" calcext:value-type="float">
            <text:p>1621991</text:p>
          </table:table-cell>
          <table:table-cell table:formula="of:=[.B76]/1000000" office:value-type="float" office:value="1.621991" calcext:value-type="float">
            <text:p>1,62199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95041" calcext:value-type="float">
            <text:p>1595041</text:p>
          </table:table-cell>
          <table:table-cell table:formula="of:=[.B77]/1000000" office:value-type="float" office:value="1.595041" calcext:value-type="float">
            <text:p>1,59504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38987" calcext:value-type="float">
            <text:p>1738987</text:p>
          </table:table-cell>
          <table:table-cell table:formula="of:=[.B78]/1000000" office:value-type="float" office:value="1.738987" calcext:value-type="float">
            <text:p>1,73898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72779" calcext:value-type="float">
            <text:p>1672779</text:p>
          </table:table-cell>
          <table:table-cell table:formula="of:=[.B79]/1000000" office:value-type="float" office:value="1.672779" calcext:value-type="float">
            <text:p>1,6727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4958" calcext:value-type="float">
            <text:p>1824958</text:p>
          </table:table-cell>
          <table:table-cell table:formula="of:=[.B80]/1000000" office:value-type="float" office:value="1.824958" calcext:value-type="float">
            <text:p>1,82495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61773" calcext:value-type="float">
            <text:p>1761773</text:p>
          </table:table-cell>
          <table:table-cell table:formula="of:=[.B81]/1000000" office:value-type="float" office:value="1.761773" calcext:value-type="float">
            <text:p>1,7617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65260" calcext:value-type="float">
            <text:p>1965260</text:p>
          </table:table-cell>
          <table:table-cell table:formula="of:=[.B82]/1000000" office:value-type="float" office:value="1.96526" calcext:value-type="float">
            <text:p>1,9652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49120" calcext:value-type="float">
            <text:p>1849120</text:p>
          </table:table-cell>
          <table:table-cell table:formula="of:=[.B83]/1000000" office:value-type="float" office:value="1.84912" calcext:value-type="float">
            <text:p>1,8491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42486" calcext:value-type="float">
            <text:p>1942486</text:p>
          </table:table-cell>
          <table:table-cell table:formula="of:=[.B84]/1000000" office:value-type="float" office:value="1.942486" calcext:value-type="float">
            <text:p>1,9424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35054" calcext:value-type="float">
            <text:p>1935054</text:p>
          </table:table-cell>
          <table:table-cell table:formula="of:=[.B85]/1000000" office:value-type="float" office:value="1.935054" calcext:value-type="float">
            <text:p>1,93505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40642" calcext:value-type="float">
            <text:p>2040642</text:p>
          </table:table-cell>
          <table:table-cell table:formula="of:=[.B86]/1000000" office:value-type="float" office:value="2.040642" calcext:value-type="float">
            <text:p>2,04064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2408" calcext:value-type="float">
            <text:p>2042408</text:p>
          </table:table-cell>
          <table:table-cell table:formula="of:=[.B87]/1000000" office:value-type="float" office:value="2.042408" calcext:value-type="float">
            <text:p>2,04240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25466" calcext:value-type="float">
            <text:p>2125466</text:p>
          </table:table-cell>
          <table:table-cell table:formula="of:=[.B88]/1000000" office:value-type="float" office:value="2.125466" calcext:value-type="float">
            <text:p>2,1254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51367" calcext:value-type="float">
            <text:p>2151367</text:p>
          </table:table-cell>
          <table:table-cell table:formula="of:=[.B89]/1000000" office:value-type="float" office:value="2.151367" calcext:value-type="float">
            <text:p>2,1513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38154" calcext:value-type="float">
            <text:p>2238154</text:p>
          </table:table-cell>
          <table:table-cell table:formula="of:=[.B90]/1000000" office:value-type="float" office:value="2.238154" calcext:value-type="float">
            <text:p>2,23815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71734" calcext:value-type="float">
            <text:p>2371734</text:p>
          </table:table-cell>
          <table:table-cell table:formula="of:=[.B91]/1000000" office:value-type="float" office:value="2.371734" calcext:value-type="float">
            <text:p>2,37173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60096" calcext:value-type="float">
            <text:p>2360096</text:p>
          </table:table-cell>
          <table:table-cell table:formula="of:=[.B92]/1000000" office:value-type="float" office:value="2.360096" calcext:value-type="float">
            <text:p>2,36009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87291" calcext:value-type="float">
            <text:p>2387291</text:p>
          </table:table-cell>
          <table:table-cell table:formula="of:=[.B93]/1000000" office:value-type="float" office:value="2.387291" calcext:value-type="float">
            <text:p>2,3872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90274" calcext:value-type="float">
            <text:p>2590274</text:p>
          </table:table-cell>
          <table:table-cell table:formula="of:=[.B94]/1000000" office:value-type="float" office:value="2.590274" calcext:value-type="float">
            <text:p>2,59027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76865" calcext:value-type="float">
            <text:p>2476865</text:p>
          </table:table-cell>
          <table:table-cell table:formula="of:=[.B95]/1000000" office:value-type="float" office:value="2.476865" calcext:value-type="float">
            <text:p>2,4768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1384" calcext:value-type="float">
            <text:p>2881384</text:p>
          </table:table-cell>
          <table:table-cell table:formula="of:=[.B96]/1000000" office:value-type="float" office:value="2.881384" calcext:value-type="float">
            <text:p>2,8813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19847" calcext:value-type="float">
            <text:p>2719847</text:p>
          </table:table-cell>
          <table:table-cell table:formula="of:=[.B97]/1000000" office:value-type="float" office:value="2.719847" calcext:value-type="float">
            <text:p>2,71984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73286" calcext:value-type="float">
            <text:p>2873286</text:p>
          </table:table-cell>
          <table:table-cell table:formula="of:=[.B98]/1000000" office:value-type="float" office:value="2.873286" calcext:value-type="float">
            <text:p>2,87328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54127" calcext:value-type="float">
            <text:p>2854127</text:p>
          </table:table-cell>
          <table:table-cell table:formula="of:=[.B99]/1000000" office:value-type="float" office:value="2.854127" calcext:value-type="float">
            <text:p>2,854127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Iterations/enthropy : 10000</text:p>
          </table:table-cell>
          <table:covered-table-cell table:number-columns-repeated="3"/>
        </table:table-row>
      </table:table>
      <table:table table:name="Feuille2" table:style-name="ta1">
        <table:shapes>
          <draw:frame draw:z-index="0" draw:style-name="gr1" draw:text-style-name="P1" svg:width="88.79mm" svg:height="65.93mm" svg:x="0.01mm" svg:y="0mm">
            <loext:p draw:notify-on-update-of-ranges="Feuille1.A1:Feuille1.A99 Feuille1.C1:Feuille1.C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 style:data-style-name="N2" text:time-value="10:21:51.247896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2T10:26:11.918945974</dc:date>
    <dc:creator>Antoine GRÉA</dc:creator>
    <meta:editing-duration>PT13M54S</meta:editing-duration>
    <meta:editing-cycles>6</meta:editing-cycles>
    <meta:generator>LibreOffice/5.0.3.2$Linux_X86_64 LibreOffice_project/00m0$Build-2</meta:generator>
    <meta:document-statistic meta:table-count="2" meta:cell-count="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width="0.02cm" svg:stroke-color="#93a1a1"/>
      <style:text-properties fo:color="#657b83" fo:font-family="'Aller Display'" style:font-style-name="Normal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Aller Light'" style:font-style-name="Normal"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3" chart:origin="0" chart:reverse-direction="false" text:line-break="false" chart:link-data-style-to-source="true" chart:axis-position="0"/>
      <style:graphic-properties svg:stroke-width="0.02cm" svg:stroke-color="#93a1a1"/>
      <style:text-properties fo:color="#268bd2" fo:font-family="'Aller Display'" style:font-style-name="Normal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Aller Light'" style:font-style-name="Normal" fo:font-size="9pt" style:font-size-asian="9pt" style:font-size-complex="9pt"/>
    </style:style>
    <style:style style:name="ch7" style:family="chart">
      <style:graphic-properties svg:stroke-width="0.02cm" svg:stroke-color="#93a1a1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68bd2" draw:fill-color="#268bd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8cm" svg:height="6.594cm" xlink:href=".." xlink:type="simple" chart:class="chart:scatter" chart:style-name="ch1">
        <chart:plot-area chart:style-name="ch2" table:cell-range-address="Feuille1.A1:Feuille1.A99 Feuille1.C1:Feuille1.C99" svg:x="1.215cm" svg:y="0.131cm" svg:width="7.488cm" svg:height="5.324cm">
          <chartooo:coordinate-region svg:x="1.942cm" svg:y="0.357cm" svg:width="6.468cm" svg:height="4.398cm"/>
          <chart:axis chart:dimension="x" chart:name="primary-x" chart:style-name="ch3">
            <chart:title svg:x="1.714cm" svg:y="5.587cm" chart:style-name="ch4">
              <text:p>Plan difficulty (number of actions and fluents)</text:p>
            </chart:title>
          </chart:axis>
          <chart:axis chart:dimension="y" chart:name="primary-y" chart:style-name="ch5">
            <chart:title svg:x="0.451cm" svg:y="4.014cm" chart:style-name="ch6">
              <text:p>Solving time (ms)</text:p>
            </chart:title>
            <chart:grid chart:style-name="ch7" chart:class="major"/>
          </chart:axis>
          <chart:series chart:style-name="ch8" chart:values-cell-range-address="Feuille1.C1:Feuille1.C99" chart:class="chart:scatter">
            <chart:domain table:cell-range-address="Feuille1.A1:Feuille1.A99"/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:Feuille1.A99</svg:desc>
                </draw:g>
              </table:table-cell>
              <table:table-cell office:value-type="float" office:value="0.006447">
                <text:p>0.006447</text:p>
                <draw:g>
                  <svg:desc>Feuille1.C1:Feuille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2052">
                <text:p>0.022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8164">
                <text:p>0.028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1342">
                <text:p>0.031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9853">
                <text:p>0.029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45677">
                <text:p>0.045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33504">
                <text:p>0.033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42037">
                <text:p>0.042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2853">
                <text:p>0.042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4634">
                <text:p>0.064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69374">
                <text:p>0.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7579">
                <text:p>0.077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9542">
                <text:p>0.079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95511">
                <text:p>0.095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9248">
                <text:p>0.099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16197">
                <text:p>0.116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17345">
                <text:p>0.117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35169">
                <text:p>0.135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41302">
                <text:p>0.141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62567">
                <text:p>0.162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63811">
                <text:p>0.163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85292">
                <text:p>0.185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1755">
                <text:p>0.191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2543">
                <text:p>0.22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29546">
                <text:p>0.2295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56112">
                <text:p>0.256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66448">
                <text:p>0.266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9798">
                <text:p>0.29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08879">
                <text:p>0.308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47777">
                <text:p>0.347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8111">
                <text:p>0.358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05387">
                <text:p>0.405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01756">
                <text:p>0.401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15">
                <text:p>0.493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039">
                <text:p>0.465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4348">
                <text:p>0.44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72277">
                <text:p>0.472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31847">
                <text:p>0.531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14675">
                <text:p>0.514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42446">
                <text:p>0.54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46412">
                <text:p>0.546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80763">
                <text:p>0.580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83299">
                <text:p>0.583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84576">
                <text:p>0.584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06132">
                <text:p>0.606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48663">
                <text:p>0.6486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06009">
                <text:p>0.606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87045">
                <text:p>0.687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92727">
                <text:p>0.692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97511">
                <text:p>0.697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38217">
                <text:p>0.738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10468">
                <text:p>0.810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63939">
                <text:p>0.7639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81486">
                <text:p>0.881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18786">
                <text:p>0.8187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59307">
                <text:p>0.8593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71457">
                <text:p>0.871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98944">
                <text:p>0.998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30582">
                <text:p>0.930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2664">
                <text:p>1.02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90641">
                <text:p>0.990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28222">
                <text:p>1.128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56671">
                <text:p>1.0566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10995">
                <text:p>1.10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25376">
                <text:p>1.125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276783">
                <text:p>1.276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197824">
                <text:p>1.197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50753">
                <text:p>1.350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266265">
                <text:p>1.266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7204">
                <text:p>1.37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60052">
                <text:p>1.360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91544">
                <text:p>1.4915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2625">
                <text:p>1.422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542289">
                <text:p>1.542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90572">
                <text:p>1.490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621991">
                <text:p>1.621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595041">
                <text:p>1.595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738987">
                <text:p>1.73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672779">
                <text:p>1.672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824958">
                <text:p>1.824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761773">
                <text:p>1.761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96526">
                <text:p>1.96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84912">
                <text:p>1.84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942486">
                <text:p>1.942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935054">
                <text:p>1.935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040642">
                <text:p>2.040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042408">
                <text:p>2.0424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125466">
                <text:p>2.1254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151367">
                <text:p>2.151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238154">
                <text:p>2.238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371734">
                <text:p>2.3717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360096">
                <text:p>2.3600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387291">
                <text:p>2.387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590274">
                <text:p>2.590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76865">
                <text:p>2.476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881384">
                <text:p>2.881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719847">
                <text:p>2.719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873286">
                <text:p>2.873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854127">
                <text:p>2.854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